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oal: </text:p>
      <text:p text:style-name="P1"/>
      <text:p text:style-name="P1">Web Fingerprinting &amp; Vulnerability checks using whatweb &amp; nikto</text:p>
      <text:p text:style-name="P1"/>
      <text:p text:style-name="P1"/>
      <text:p text:style-name="Standard"/>
      <text:p text:style-name="Standard">1. Command Used:<text:tab/><text:tab/><text:tab/><text:span text:style-name="T1">whatweb http://testfire.net</text:span></text:p>
      <text:p text:style-name="Standard"/>
      <text:p text:style-name="Standard">Result:</text:p>
      <text:p text:style-name="Standard"/>
      <text:p text:style-name="P1">http://testfire.net [200 OK] Apache, Cookies[JSESSIONID], Country[UNITED STATES][US], HTTPServer[Apache-Coyote/1.1], HttpOnly[JSESSIONID], IP[65.61.137.117], Java, Title[Altoro Mutual]</text:p>
      <text:p text:style-name="P1"/>
      <text:p text:style-name="Standard"/>
      <text:p text:style-name="Standard">/////////////////////////</text:p>
      <text:p text:style-name="Standard"/>
      <text:p text:style-name="Standard">2. Command Used:<text:tab/><text:tab/><text:tab/><text:span text:style-name="T1">nikto -h http://testfire.net -o nikto1.txt</text:span></text:p>
      <text:p text:style-name="P1"/>
      <text:p text:style-name="Standard">Result:</text:p>
      <text:p text:style-name="Standard"/>
      <text:p text:style-name="P1">+ Target IP: <text:s text:c="9"/>65.61.137.117</text:p>
      <text:p text:style-name="P1">+ Target Hostname: <text:s text:c="3"/>testfire.net</text:p>
      <text:p text:style-name="P1">+ Target Port: <text:s text:c="7"/>80</text:p>
      <text:p text:style-name="P1">+ Start Time: <text:s text:c="8"/>2025-09-12 07:32:56 (GMT-4)</text:p>
      <text:p text:style-name="P1">---------------------------------------------------------------------------</text:p>
      <text:p text:style-name="P1">+ Server: Apache-Coyote/1.1</text:p>
      <text:p text:style-name="P1">+ /: The anti-clickjacking X-Frame-Options header is not present. See: https://developer.mozilla.org/en-US/docs/Web/HTTP/Headers/X-Frame-Options</text:p>
      <text:p text:style-name="P1">+ /: The X-Content-Type-Options header is not set. This could allow the user agent to render the content of the site in a different fashion to the MIME type. See: https://www.netsparker.com/web-vulnerability-scanner/vulnerabilities/missing-content-type-header/</text:p>
      <text:p text:style-name="P1">+ No CGI Directories found (use '-C all' to force check all possible dirs)</text:p>
      <text:p text:style-name="P1">+ OPTIONS: Allowed HTTP Methods: GET, HEAD, POST, PUT, DELETE, OPTIONS .</text:p>
      <text:p text:style-name="P1">+ HTTP method ('Allow' Header): 'PUT' method could allow clients to save files on the web server.</text:p>
      <text:p text:style-name="P1">+ HTTP method ('Allow' Header): 'DELETE' may allow clients to remove files on the web server.</text:p>
      <text:p text:style-name="P1">+ /: Web Server returns a valid response with junk HTTP methods which may cause false positives.</text:p>
      <text:p text:style-name="P1">+ 7963 requests: 0 error(s) and 6 item(s) reported on remote host</text:p>
      <text:p text:style-name="P1">+ End Time: <text:s text:c="10"/>2025-09-12 08:35:13 (GMT-4) (3737 seconds)</text:p>
      <text:p text:style-name="P1">---------------------------------------------------------------------------</text:p>
      <text:p text:style-name="P1">+ 1 host(s) tested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21:09:43.995379626</meta:creation-date>
    <dc:date>2025-09-12T21:12:40.907451634</dc:date>
    <meta:editing-duration>PT2M59S</meta:editing-duration>
    <meta:editing-cycles>1</meta:editing-cycles>
    <meta:document-statistic meta:table-count="0" meta:image-count="0" meta:object-count="0" meta:page-count="2" meta:paragraph-count="25" meta:word-count="204" meta:character-count="1701" meta:non-whitespace-character-count="1480"/>
    <meta:generator>LibreOffice/24.2.7.2$Linux_X86_64 LibreOffice_project/420$Build-2</meta:generator>
  </office:meta>
</office:document-meta>
</file>